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Teletype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1111A</text:p>
          </table:table-cell>
          <table:table-cell office:value-type="string">
            <text:p>title1</text:p>
          </table:table-cell>
          <table:table-cell office:value-type="string">
            <text:p>body1</text:p>
          </table:table-cell>
          <table:table-cell office:value-type="string">
            <text:p>Super TT 14</text:p>
          </table:table-cell>
          <table:table-cell table:number-columns-repeated="996"/>
        </table:table-row>
        <table:table-row table:number-rows-repeated="999">
          <table:table-cell table:number-columns-repeated="1000"/>
        </table:table-row>
      </table:table>
      <table:table table:style-name="ta0" table:name="PrintableNew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1">
            <text:p>1</text:p>
          </table:table-cell>
          <table:table-cell office:value-type="string">
            <text:p>title2</text:p>
          </table:table-cell>
          <table:table-cell office:value-type="string">
            <text:p>body2</text:p>
          </table:table-cell>
          <table:table-cell office:value-type="string">
            <text:p>Patata prize 2014</text:p>
          </table:table-cell>
          <table:table-cell table:number-columns-repeated="996"/>
        </table:table-row>
        <table:table-row table:number-rows-repeated="999">
          <table:table-cell table:number-columns-repeated="1000"/>
        </table:table-row>
      </table:table>
      <table:table table:style-name="ta0" table:name="WebNew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1111A</text:p>
          </table:table-cell>
          <table:table-cell office:value-type="string">
            <text:p>title3</text:p>
          </table:table-cell>
          <table:table-cell office:value-type="string">
            <text:p>body3</text:p>
          </table:table-cell>
          <table:table-cell office:value-type="string">
            <text:p>Master Webnews 2013</text:p>
          </table:table-cell>
          <table:table-cell table:number-columns-repeated="996"/>
        </table:table-row>
        <table:table-row table:number-rows-repeated="999">
          <table:table-cell table:number-columns-repeated="1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